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0014in" fo:margin-left="-0.0486in" table:align="left"/>
    </style:style>
    <style:style style:name="Table1.A" style:family="table-column">
      <style:table-column-properties style:column-width="2.1215in"/>
    </style:style>
    <style:style style:name="Table1.B" style:family="table-column">
      <style:table-column-properties style:column-width="0.5618in"/>
    </style:style>
    <style:style style:name="Table1.C" style:family="table-column">
      <style:table-column-properties style:column-width="4.3181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9" style:family="table-row">
      <style:table-row-properties style:min-row-height="0.2965in"/>
    </style:style>
    <style:style style:name="P1" style:family="paragraph" style:parent-style-name="Standard">
      <style:text-properties officeooo:paragraph-rsid="00003037"/>
    </style:style>
    <style:style style:name="P2" style:family="paragraph" style:parent-style-name="Standard">
      <style:paragraph-properties fo:text-align="center" style:justify-single-word="false"/>
      <style:text-properties fo:font-weight="bold" officeooo:rsid="00003037" officeooo:paragraph-rsid="00003037" style:font-weight-asian="bold" style:font-weight-complex="bold"/>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3037"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officeooo:rsid="00003037" officeooo:paragraph-rsid="00003037"/>
    </style:style>
    <style:style style:name="P5" style:family="paragraph" style:parent-style-name="Standard">
      <style:text-properties fo:font-style="italic" officeooo:rsid="0005c328" officeooo:paragraph-rsid="0005c328" style:font-style-asian="italic" style:font-style-complex="italic"/>
    </style:style>
    <style:style style:name="P6" style:family="paragraph" style:parent-style-name="Standard">
      <style:text-properties fo:font-style="italic" officeooo:rsid="0008a3dd" officeooo:paragraph-rsid="0008a3dd" style:font-style-asian="italic" style:font-style-complex="italic"/>
    </style:style>
    <style:style style:name="P7" style:family="paragraph" style:parent-style-name="Standard">
      <style:text-properties officeooo:rsid="000c1844" officeooo:paragraph-rsid="000c1844"/>
    </style:style>
    <style:style style:name="P8" style:family="paragraph" style:parent-style-name="Standard">
      <style:text-properties fo:font-style="normal" officeooo:rsid="0008a3dd" officeooo:paragraph-rsid="0008a3dd" style:font-style-asian="normal" style:font-style-complex="normal"/>
    </style:style>
    <style:style style:name="P9" style:family="paragraph" style:parent-style-name="Standard" style:list-style-name="L2">
      <style:text-properties fo:font-style="normal" officeooo:rsid="0008a3dd" officeooo:paragraph-rsid="000a0e1a" style:font-style-asian="normal" style:font-style-complex="normal"/>
    </style:style>
    <style:style style:name="P10" style:family="paragraph" style:parent-style-name="Standard" style:list-style-name="L2">
      <style:text-properties fo:font-style="normal" officeooo:rsid="0008a3dd" officeooo:paragraph-rsid="0008a3dd" style:font-style-asian="normal" style:font-style-complex="normal"/>
    </style:style>
    <style:style style:name="P11" style:family="paragraph" style:parent-style-name="Standard" style:list-style-name="L1">
      <style:text-properties fo:font-style="normal" officeooo:rsid="0008a3dd" officeooo:paragraph-rsid="0008a3dd" style:font-style-asian="normal" style:font-style-complex="normal"/>
    </style:style>
    <style:style style:name="P12" style:family="paragraph" style:parent-style-name="Standard" style:list-style-name="L4">
      <style:text-properties fo:font-style="normal" officeooo:rsid="001338ac" officeooo:paragraph-rsid="001338ac" style:font-style-asian="normal" style:font-style-complex="normal"/>
    </style:style>
    <style:style style:name="P13" style:family="paragraph" style:parent-style-name="Standard" style:list-style-name="L4">
      <style:text-properties fo:font-style="normal" officeooo:rsid="001338ac" officeooo:paragraph-rsid="001e2cad" style:font-style-asian="normal" style:font-style-complex="normal"/>
    </style:style>
    <style:style style:name="P14" style:family="paragraph" style:parent-style-name="Standard" style:list-style-name="L5">
      <style:text-properties fo:font-style="normal" officeooo:rsid="001338ac" officeooo:paragraph-rsid="001338ac" style:font-style-asian="normal" style:font-style-complex="normal"/>
    </style:style>
    <style:style style:name="P15" style:family="paragraph" style:parent-style-name="Standard" style:list-style-name="L2">
      <style:text-properties fo:font-style="normal" officeooo:rsid="000a0e1a" officeooo:paragraph-rsid="000a0e1a" style:font-style-asian="normal" style:font-style-complex="normal"/>
    </style:style>
    <style:style style:name="P16" style:family="paragraph" style:parent-style-name="Standard" style:list-style-name="L3">
      <style:text-properties fo:font-style="normal" officeooo:rsid="000c39d8" officeooo:paragraph-rsid="000c39d8" style:font-style-asian="normal" style:font-style-complex="normal"/>
    </style:style>
    <style:style style:name="P17" style:family="paragraph" style:parent-style-name="Standard" style:list-style-name="L1">
      <style:text-properties fo:font-style="normal" officeooo:rsid="000c39d8" officeooo:paragraph-rsid="000c39d8" style:font-style-asian="normal" style:font-style-complex="normal"/>
    </style:style>
    <style:style style:name="P18" style:family="paragraph" style:parent-style-name="Standard" style:list-style-name="L3">
      <style:text-properties fo:font-style="normal" officeooo:rsid="000dcbe7" officeooo:paragraph-rsid="000dcbe7" style:font-style-asian="normal" style:font-style-complex="normal"/>
    </style:style>
    <style:style style:name="P19" style:family="paragraph" style:parent-style-name="Standard">
      <style:text-properties fo:font-style="normal" officeooo:paragraph-rsid="0010ce50" style:font-style-asian="normal" style:font-style-complex="normal"/>
    </style:style>
    <style:style style:name="P20" style:family="paragraph" style:parent-style-name="Standard" style:list-style-name="L3">
      <style:text-properties fo:font-style="normal" officeooo:rsid="0010ce50" officeooo:paragraph-rsid="0010ce50" style:font-style-asian="normal" style:font-style-complex="normal"/>
    </style:style>
    <style:style style:name="P21" style:family="paragraph" style:parent-style-name="Standard" style:list-style-name="L1">
      <style:text-properties fo:font-style="normal" officeooo:paragraph-rsid="0008a3dd" style:font-style-asian="normal" style:font-style-complex="normal"/>
    </style:style>
    <style:style style:name="P22" style:family="paragraph" style:parent-style-name="Standard" style:list-style-name="L1">
      <style:text-properties fo:font-style="normal" officeooo:paragraph-rsid="000a64c4" style:font-style-asian="normal" style:font-style-complex="normal"/>
    </style:style>
    <style:style style:name="P23" style:family="paragraph" style:parent-style-name="Standard" style:list-style-name="L1">
      <style:text-properties fo:font-style="normal" officeooo:paragraph-rsid="000a86e6" style:font-style-asian="normal" style:font-style-complex="normal"/>
    </style:style>
    <style:style style:name="P24" style:family="paragraph" style:parent-style-name="Standard" style:list-style-name="L1">
      <style:text-properties fo:font-style="normal" officeooo:rsid="000a64c4" officeooo:paragraph-rsid="000a64c4" style:font-style-asian="normal" style:font-style-complex="normal"/>
    </style:style>
    <style:style style:name="P25" style:family="paragraph" style:parent-style-name="Standard" style:list-style-name="L1">
      <style:text-properties fo:font-style="normal" officeooo:rsid="000c1844" officeooo:paragraph-rsid="000c39d8" style:font-style-asian="normal" style:font-style-complex="normal"/>
    </style:style>
    <style:style style:name="P26" style:family="paragraph" style:parent-style-name="Standard" style:list-style-name="L1">
      <style:text-properties fo:font-style="normal" officeooo:rsid="000a86e6" officeooo:paragraph-rsid="000c39d8" style:font-style-asian="normal" style:font-style-complex="normal"/>
    </style:style>
    <style:style style:name="P27" style:family="paragraph" style:parent-style-name="Standard" style:list-style-name="L1">
      <style:text-properties fo:font-style="normal" officeooo:rsid="000a86e6" officeooo:paragraph-rsid="000a86e6" style:font-style-asian="normal" style:font-style-complex="normal"/>
    </style:style>
    <style:style style:name="P28" style:family="paragraph" style:parent-style-name="Standard" style:list-style-name="L5">
      <style:text-properties fo:font-style="normal" officeooo:rsid="0017a8bb" officeooo:paragraph-rsid="0017a8bb" style:font-style-asian="normal" style:font-style-complex="normal"/>
    </style:style>
    <style:style style:name="P29" style:family="paragraph" style:parent-style-name="Standard">
      <style:text-properties fo:font-style="normal" style:text-underline-style="none" fo:font-weight="bold" officeooo:rsid="001338ac" officeooo:paragraph-rsid="001338ac" style:font-style-asian="normal" style:font-weight-asian="bold" style:font-style-complex="normal" style:font-weight-complex="bold"/>
    </style:style>
    <style:style style:name="P30" style:family="paragraph" style:parent-style-name="Standard">
      <style:text-properties fo:font-style="normal" fo:font-weight="bold" officeooo:rsid="0008a3dd" officeooo:paragraph-rsid="0008a3dd" style:font-style-asian="normal" style:font-weight-asian="bold" style:font-style-complex="normal" style:font-weight-complex="bold"/>
    </style:style>
    <style:style style:name="P31" style:family="paragraph" style:parent-style-name="Standard">
      <style:text-properties officeooo:rsid="001338ac" officeooo:paragraph-rsid="001338ac"/>
    </style:style>
    <style:style style:name="P32" style:family="paragraph" style:parent-style-name="Standard" style:list-style-name="L5">
      <style:text-properties officeooo:rsid="001338ac" officeooo:paragraph-rsid="001338ac"/>
    </style:style>
    <style:style style:name="P33" style:family="paragraph" style:parent-style-name="Standard" style:list-style-name="L5">
      <style:text-properties officeooo:rsid="00136ae3" officeooo:paragraph-rsid="00136ae3"/>
    </style:style>
    <style:style style:name="P34" style:family="paragraph" style:parent-style-name="Standard" style:list-style-name="L5">
      <style:text-properties officeooo:paragraph-rsid="00136ae3"/>
    </style:style>
    <style:style style:name="P35" style:family="paragraph" style:parent-style-name="Standard">
      <style:text-properties officeooo:paragraph-rsid="000c39d8"/>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70018" officeooo:paragraph-rsid="00070018"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238d7" officeooo:paragraph-rsid="00003037"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238d7" officeooo:paragraph-rsid="0000303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41b09" officeooo:paragraph-rsid="00003037"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41b09" officeooo:paragraph-rsid="00003037"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0c3db" officeooo:paragraph-rsid="0000c3db"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0c3db" officeooo:paragraph-rsid="0000c3db"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003037"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6480e" officeooo:paragraph-rsid="0006480e"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6480e" officeooo:paragraph-rsid="0006480e"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54155" officeooo:paragraph-rsid="00003037"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54155" officeooo:paragraph-rsid="0000c3db"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54155" officeooo:paragraph-rsid="00003037"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39d8" officeooo:paragraph-rsid="000c39d8"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39d8" officeooo:paragraph-rsid="000c39d8"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9f933" officeooo:paragraph-rsid="0019f933"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9f933" officeooo:paragraph-rsid="0019f933"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0238d7" officeooo:paragraph-rsid="00003037"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0238d7" officeooo:paragraph-rsid="00003037"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054155" officeooo:paragraph-rsid="00003037"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054155" officeooo:paragraph-rsid="00003037" style:font-size-asian="10pt" style:font-style-asian="normal" style:font-weight-asian="bold" style:font-size-complex="10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052e63" officeooo:paragraph-rsid="00052e63" style:font-size-asian="10pt" style:font-style-asian="normal" style:font-weight-asian="bold" style:font-size-complex="10pt" style:font-style-complex="normal" style:font-weight-complex="bold" style:text-overline-style="none" style:text-overline-color="font-color"/>
    </style:style>
    <style:style style:name="P5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052e63" officeooo:paragraph-rsid="00052e63"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officeooo:paragraph-rsid="00003037"/>
    </style:style>
    <style:style style:name="P60" style:family="paragraph" style:parent-style-name="Table_20_Contents">
      <style:paragraph-properties fo:text-align="start" style:justify-single-word="false"/>
      <style:text-properties officeooo:paragraph-rsid="0019f933"/>
    </style:style>
    <style:style style:name="P61" style:family="paragraph" style:parent-style-name="Table_20_Contents">
      <style:paragraph-properties fo:text-align="start" style:justify-single-word="false"/>
      <style:text-properties fo:font-size="10pt" officeooo:paragraph-rsid="00070018" style:font-size-asian="10pt" style:font-size-complex="10pt"/>
    </style:style>
    <style:style style:name="P62" style:family="paragraph" style:parent-style-name="Table_20_Contents">
      <style:paragraph-properties fo:text-align="start" style:justify-single-word="false"/>
      <style:text-properties fo:font-size="10pt" officeooo:paragraph-rsid="00003037" style:font-size-asian="10pt" style:font-size-complex="10pt"/>
    </style:style>
    <style:style style:name="P63" style:family="paragraph" style:parent-style-name="Table_20_Contents">
      <style:paragraph-properties fo:text-align="start" style:justify-single-word="false"/>
      <style:text-properties fo:font-size="10pt" officeooo:paragraph-rsid="0000c3db" style:font-size-asian="10pt" style:font-size-complex="10pt"/>
    </style:style>
    <style:style style:name="T1" style:family="text">
      <style:text-properties officeooo:rsid="00052e63"/>
    </style:style>
    <style:style style:name="T2" style:family="text">
      <style:text-properties officeooo:rsid="0006216e"/>
    </style:style>
    <style:style style:name="T3" style:family="text">
      <style:text-properties officeooo:rsid="0006480e"/>
    </style:style>
    <style:style style:name="T4" style:family="text">
      <style:text-properties officeooo:rsid="00070018"/>
    </style:style>
    <style:style style:name="T5" style:family="text">
      <style:text-properties fo:color="#000000" style:text-outline="false" style:text-line-through-style="none" style:text-line-through-type="none" style:font-name="Liberation Serif" fo:font-style="normal" fo:text-shadow="none" style:text-underline-style="none" fo:font-weight="normal" officeooo:rsid="000238d7" style:font-style-asian="normal" style:font-weight-asian="normal"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tyle="normal" fo:text-shadow="none" style:text-underline-style="none" fo:font-weight="normal" officeooo:rsid="00052e63" style:font-style-asian="normal" style:font-weight-asian="normal"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Liberation Serif" fo:font-style="normal" fo:text-shadow="none" style:text-underline-style="none" fo:font-weight="normal" officeooo:rsid="00070018" style:font-style-asian="normal" style:font-weight-asian="normal"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tyle="normal" fo:text-shadow="none" style:text-underline-style="none" fo:font-weight="normal" officeooo:rsid="0008a3dd" style:font-style-asian="normal" style:font-weight-asian="normal"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tyle="normal" fo:text-shadow="none" style:text-underline-style="none" fo:font-weight="normal" officeooo:rsid="00054155" style:font-style-asian="normal" style:font-weight-asian="normal"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erif" fo:font-style="normal" fo:text-shadow="none" style:text-underline-style="none" fo:font-weight="normal" officeooo:rsid="000c39d8" style:font-style-asian="normal" style:font-weight-asian="normal"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0pt" fo:font-style="normal" fo:text-shadow="none" style:text-underline-style="none" fo:font-weight="bold" officeooo:rsid="0019f933" style:font-size-asian="10pt" style:font-style-asian="normal" style:font-weight-asian="bold" style:font-size-complex="10pt" style:font-style-complex="normal" style:font-weight-complex="bold" style:text-overline-style="none" style:text-overline-color="font-color"/>
    </style:style>
    <style:style style:name="T12" style:family="text">
      <style:text-properties fo:color="#000000" style:text-outline="false" style:text-line-through-style="none" style:text-line-through-type="none" style:font-name="Liberation Serif" fo:font-size="10pt" fo:font-style="normal" fo:text-shadow="none" style:text-underline-style="none" fo:font-weight="normal" officeooo:rsid="00041b09"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0pt" fo:font-style="normal" fo:text-shadow="none" style:text-underline-style="none" fo:font-weight="normal" officeooo:rsid="0006216e"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erif" fo:font-size="10pt" fo:font-style="normal" fo:text-shadow="none" style:text-underline-style="none" fo:font-weight="normal" officeooo:rsid="001d599a"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08a3dd"/>
    </style:style>
    <style:style style:name="T16" style:family="text">
      <style:text-properties fo:font-style="italic" style:font-style-asian="italic" style:font-style-complex="italic"/>
    </style:style>
    <style:style style:name="T17" style:family="text">
      <style:text-properties fo:font-style="italic" officeooo:rsid="0008a3dd" style:font-style-asian="italic" style:font-style-complex="italic"/>
    </style:style>
    <style:style style:name="T18" style:family="text">
      <style:text-properties fo:font-style="italic" officeooo:rsid="0018a752" style:font-style-asian="italic" style:font-style-complex="italic"/>
    </style:style>
    <style:style style:name="T19" style:family="text">
      <style:text-properties officeooo:rsid="000a64c4"/>
    </style:style>
    <style:style style:name="T20" style:family="text">
      <style:text-properties officeooo:rsid="000c1844"/>
    </style:style>
    <style:style style:name="T21" style:family="text">
      <style:text-properties fo:font-size="10pt" style:font-size-asian="10pt" style:font-size-complex="10pt"/>
    </style:style>
    <style:style style:name="T22" style:family="text">
      <style:text-properties officeooo:rsid="000f6a8e"/>
    </style:style>
    <style:style style:name="T23" style:family="text">
      <style:text-properties fo:font-weight="bold" style:font-weight-asian="bold" style:font-weight-complex="bold"/>
    </style:style>
    <style:style style:name="T24" style:family="text">
      <style:text-properties fo:font-weight="bold" officeooo:rsid="000c39d8" style:font-weight-asian="bold" style:font-weight-complex="bold"/>
    </style:style>
    <style:style style:name="T25" style:family="text">
      <style:text-properties fo:font-weight="bold" officeooo:rsid="0010ce50" style:font-weight-asian="bold" style:font-weight-complex="bold"/>
    </style:style>
    <style:style style:name="T26" style:family="text">
      <style:text-properties officeooo:rsid="0010ce50"/>
    </style:style>
    <style:style style:name="T27" style:family="text">
      <style:text-properties officeooo:rsid="0010f18f"/>
    </style:style>
    <style:style style:name="T28" style:family="text">
      <style:text-properties fo:font-style="normal" style:font-style-asian="normal" style:font-style-complex="normal"/>
    </style:style>
    <style:style style:name="T29" style:family="text">
      <style:text-properties fo:font-style="normal" officeooo:rsid="00136ae3" style:font-style-asian="normal" style:font-style-complex="normal"/>
    </style:style>
    <style:style style:name="T30" style:family="text">
      <style:text-properties fo:font-style="normal" officeooo:rsid="0018a752" style:font-style-asian="normal" style:font-style-complex="normal"/>
    </style:style>
    <style:style style:name="T31" style:family="text">
      <style:text-properties fo:font-style="normal" officeooo:rsid="0018ca84"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08a3dd" style:font-style-asian="normal" style:font-weight-asian="bold" style:font-style-complex="normal" style:font-weight-complex="bold"/>
    </style:style>
    <style:style style:name="T34" style:family="text">
      <style:text-properties fo:font-style="normal" fo:font-weight="bold" officeooo:rsid="001e2cad" style:font-style-asian="normal" style:font-weight-asian="bold" style:font-style-complex="normal" style:font-weight-complex="bold"/>
    </style:style>
    <style:style style:name="T35" style:family="text">
      <style:text-properties fo:font-style="normal" fo:font-weight="bold" officeooo:rsid="000c39d8" style:font-style-asian="normal" style:font-weight-asian="bold" style:font-style-complex="normal" style:font-weight-complex="bold"/>
    </style:style>
    <style:style style:name="T36" style:family="text">
      <style:text-properties officeooo:rsid="0017a8bb"/>
    </style:style>
    <style:style style:name="T37" style:family="text">
      <style:text-properties officeooo:rsid="0018ca84"/>
    </style:style>
    <style:style style:name="T38" style:family="text">
      <style:text-properties officeooo:rsid="0019a5fc"/>
    </style:style>
    <style:style style:name="T39" style:family="text">
      <style:text-properties officeooo:rsid="0019f933"/>
    </style:style>
    <style:style style:name="T40" style:family="text">
      <style:text-properties officeooo:rsid="001dcc8f"/>
    </style:style>
    <style:style style:name="T41" style:family="text">
      <style:text-properties officeooo:rsid="001e2ca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SP32 <text:span text:style-name="T4">C++ </text:span>Autopilot Build (<text:span text:style-name="T4">for wheel or tiller</text:span>) – 202<text:span text:style-name="T4">3</text:span></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53">Item</text:p>
          </table:table-cell>
          <table:table-cell table:style-name="Table1.A1" office:value-type="string">
            <text:p text:style-name="P54">Cost</text:p>
          </table:table-cell>
          <table:table-cell table:style-name="Table1.C1" office:value-type="string">
            <text:p text:style-name="P53">Link</text:p>
          </table:table-cell>
        </table:table-row>
        <table:table-row>
          <table:table-cell table:style-name="Table1.A2" office:value-type="string">
            <text:p text:style-name="P37">Arduino <text:span text:style-name="T1">ESP32</text:span> <text:span text:style-name="T1">devkit</text:span></text:p>
          </table:table-cell>
          <table:table-cell table:style-name="Table1.A2" office:value-type="string">
            <text:p text:style-name="P38">$<text:span text:style-name="T1">9</text:span></text:p>
          </table:table-cell>
          <table:table-cell table:style-name="Table1.C2" office:value-type="string">
            <text:p text:style-name="P43">https://www.ebay.com/itm/284415393405</text:p>
          </table:table-cell>
        </table:table-row>
        <table:table-row>
          <table:table-cell table:style-name="Table1.A2" office:value-type="string">
            <text:p text:style-name="P51">12v to 5v buck converter chip</text:p>
          </table:table-cell>
          <table:table-cell table:style-name="Table1.A2" office:value-type="string">
            <text:p text:style-name="P52">$1</text:p>
          </table:table-cell>
          <table:table-cell table:style-name="Table1.C2" office:value-type="string">
            <text:p text:style-name="P43">https://www.ebay.com/itm/201986611110 <text:span text:style-name="T39">or similar</text:span></text:p>
          </table:table-cell>
        </table:table-row>
        <table:table-row>
          <table:table-cell table:style-name="Table1.A2" office:value-type="string">
            <text:p text:style-name="P59"><text:span text:style-name="T12">9-axis IMU compass </text:span><text:span text:style-name="T13">(L</text:span><text:span text:style-name="T14">SM303</text:span><text:span text:style-name="T13">)</text:span></text:p>
          </table:table-cell>
          <table:table-cell table:style-name="Table1.A2" office:value-type="string">
            <text:p text:style-name="P40">$15</text:p>
          </table:table-cell>
          <table:table-cell table:style-name="Table1.C2" office:value-type="string">
            <text:p text:style-name="P43">https://www.ebay.com/itm/202091223251</text:p>
          </table:table-cell>
        </table:table-row>
        <table:table-row>
          <table:table-cell table:style-name="Table1.A2" office:value-type="string">
            <text:p text:style-name="P62"><text:span text:style-name="T5">IR Remote &amp; Receiver </text:span><text:span text:style-name="T6">(optional)</text:span></text:p>
          </table:table-cell>
          <table:table-cell table:style-name="Table1.A2" office:value-type="string">
            <text:p text:style-name="P38">$5</text:p>
          </table:table-cell>
          <table:table-cell table:style-name="Table1.C2" office:value-type="string">
            <text:p text:style-name="P43">https://www.ebay.com/itm/224263591887</text:p>
          </table:table-cell>
        </table:table-row>
        <table:table-row>
          <table:table-cell table:style-name="Table1.A2" office:value-type="string">
            <text:p text:style-name="P41">Push button <text:span text:style-name="T2">(optional)</text:span></text:p>
          </table:table-cell>
          <table:table-cell table:style-name="Table1.A2" office:value-type="string">
            <text:p text:style-name="P42">$.50</text:p>
          </table:table-cell>
          <table:table-cell table:style-name="Table1.C2" office:value-type="string">
            <text:p text:style-name="P41">Local shop</text:p>
          </table:table-cell>
        </table:table-row>
        <table:table-row>
          <table:table-cell table:style-name="Table1.A2" office:value-type="string">
            <text:p text:style-name="P37">BTS7960 (IBT-2) Motor Controller</text:p>
          </table:table-cell>
          <table:table-cell table:style-name="Table1.A2" office:value-type="string">
            <text:p text:style-name="P38">$13</text:p>
          </table:table-cell>
          <table:table-cell table:style-name="Table1.C2" office:value-type="string">
            <text:p text:style-name="P43">https://www.ebay.com/itm/112571698699</text:p>
          </table:table-cell>
        </table:table-row>
        <table:table-row>
          <table:table-cell table:style-name="Table1.A2" office:value-type="string">
            <text:p text:style-name="P37">Thermal <text:s/>pad for controller (optional)</text:p>
          </table:table-cell>
          <table:table-cell table:style-name="Table1.A2" office:value-type="string">
            <text:p text:style-name="P38">$3</text:p>
          </table:table-cell>
          <table:table-cell table:style-name="Table1.C2" office:value-type="string">
            <text:p text:style-name="P43">https://www.ebay.com/itm/313578863749</text:p>
          </table:table-cell>
        </table:table-row>
        <table:table-row>
          <table:table-cell table:style-name="Table1.A2" office:value-type="string">
            <text:p text:style-name="P37"><text:span text:style-name="T1">Motorbike b</text:span>elt drive kit with belt and 2 gears (1:4 ratio) <text:span text:style-name="T3">(for wheel)</text:span></text:p>
          </table:table-cell>
          <table:table-cell table:style-name="Table1.A2" office:value-type="string">
            <text:p text:style-name="P38">$45</text:p>
          </table:table-cell>
          <table:table-cell table:style-name="Table1.C2" office:value-type="string">
            <text:p text:style-name="P43">https://www.ebay.com/itm/174775590807</text:p>
          </table:table-cell>
        </table:table-row>
        <table:table-row>
          <table:table-cell table:style-name="Table1.A2" office:value-type="string">
            <text:p text:style-name="P37">Windshield wiper motor <text:line-break/><text:span text:style-name="T3">(wheel pilot)</text:span></text:p>
          </table:table-cell>
          <table:table-cell table:style-name="Table1.A2" office:value-type="string">
            <text:p text:style-name="P38">$35</text:p>
          </table:table-cell>
          <table:table-cell table:style-name="Table1.C2" office:value-type="string">
            <text:p text:style-name="P43">https://www.ebay.com/itm/163899761480</text:p>
          </table:table-cell>
        </table:table-row>
        <table:table-row>
          <table:table-cell table:style-name="Table1.A2" office:value-type="string">
            <text:p text:style-name="P36">Wiper motor box w/ clutch</text:p>
          </table:table-cell>
          <table:table-cell table:style-name="Table1.A2" office:value-type="string">
            <text:p text:style-name="P44">?</text:p>
          </table:table-cell>
          <table:table-cell table:style-name="Table1.C2" office:value-type="string">
            <text:p text:style-name="P61"><text:span text:style-name="T7">Motor is secured inside a wood box using hose clamps. This box sits on top of a wood base that is secured to the steering pedestal with large hose clamps. The base and box are connected with a hinge and </text:span><text:span text:style-name="T8">a homemade bolt latch.</text:span><text:span text:style-name="T7"> The hinge allows good belt tension underway </text:span><text:span text:style-name="T8">plus</text:span><text:span text:style-name="T7"> ability to disengage motor linkage quickly. </text:span></text:p>
          </table:table-cell>
        </table:table-row>
        <table:table-row>
          <table:table-cell table:style-name="Table1.A2" office:value-type="string">
            <text:p text:style-name="P45">Linear Actuator (alternative to wiper motor for tiller pilot)</text:p>
          </table:table-cell>
          <table:table-cell table:style-name="Table1.A2" office:value-type="string">
            <text:p text:style-name="P44">$86</text:p>
          </table:table-cell>
          <table:table-cell table:style-name="Table1.C2" office:value-type="string">
            <text:p text:style-name="P3"><text:a xlink:type="simple" xlink:href="https://www.ebay.com/itm/304592763080?var=603617299724" text:style-name="Internet_20_link" text:visited-style-name="Visited_20_Internet_20_Link"><text:span text:style-name="T21">https://www.ebay.com/itm/304592763080?var=603617299724</text:span></text:a></text:p>
            <text:p text:style-name="P45">(300mm stroke, 300Newton, 45 mm/s)</text:p>
          </table:table-cell>
        </table:table-row>
        <table:table-row>
          <table:table-cell table:style-name="Table1.A2" office:value-type="string">
            <text:p text:style-name="P37">Dupont cable jumper wires <text:span text:style-name="T1">assortment</text:span></text:p>
          </table:table-cell>
          <table:table-cell table:style-name="Table1.A2" office:value-type="string">
            <text:p text:style-name="P38">$6</text:p>
          </table:table-cell>
          <table:table-cell table:style-name="Table1.C2" office:value-type="string">
            <text:p text:style-name="P43">https://www.ebay.com/itm/324089639653</text:p>
          </table:table-cell>
        </table:table-row>
        <table:table-row>
          <table:table-cell table:style-name="Table1.A2" office:value-type="string">
            <text:p text:style-name="P36">Tiller linkage for actuator</text:p>
          </table:table-cell>
          <table:table-cell table:style-name="Table1.A2" office:value-type="string">
            <text:p text:style-name="P40">?</text:p>
          </table:table-cell>
          <table:table-cell table:style-name="Table1.C2" office:value-type="string">
            <text:p text:style-name="P36">Tiller bracket made from strip of 1.5” aluminum, 1/4” bolt, and two U-brackets. Cockpit seat socket made from 1/4” bolt with rubber bushing for top, and a 2” wood block glued under the cockpit locker hatch, with a 3/8” hole drilled and filled with epoxy and an embedded nut (stand a greased bolt up threaded through the nut while the epoxy is curing). </text:p>
          </table:table-cell>
        </table:table-row>
        <table:table-row>
          <table:table-cell table:style-name="Table1.A2" office:value-type="string">
            <text:p text:style-name="P39">LCD (2-row) w/ I2C module <text:span text:style-name="T2">(optional)</text:span></text:p>
          </table:table-cell>
          <table:table-cell table:style-name="Table1.A2" office:value-type="string">
            <text:p text:style-name="P40">$7</text:p>
          </table:table-cell>
          <table:table-cell table:style-name="Table1.C2" office:value-type="string">
            <text:p text:style-name="P43">https://www.ebay.com/itm/234062594780</text:p>
          </table:table-cell>
        </table:table-row>
        <table:table-row>
          <table:table-cell table:style-name="Table1.A2" office:value-type="string">
            <text:p text:style-name="P46">Hose clamps</text:p>
          </table:table-cell>
          <table:table-cell table:style-name="Table1.A2" office:value-type="string">
            <text:p text:style-name="P48">$6</text:p>
          </table:table-cell>
          <table:table-cell table:style-name="Table1.C2" office:value-type="string">
            <text:p text:style-name="P46">For mounting motor on steering pedestal</text:p>
          </table:table-cell>
        </table:table-row>
        <table:table-row>
          <table:table-cell table:style-name="Table1.A2" office:value-type="string">
            <text:p text:style-name="P49">Rudder position indicator <text:span text:style-name="T39">(optional)</text:span></text:p>
          </table:table-cell>
          <table:table-cell table:style-name="Table1.A2" office:value-type="string">
            <text:p text:style-name="P50">$18</text:p>
          </table:table-cell>
          <table:table-cell table:style-name="Table1.C2" office:value-type="string">
            <text:p text:style-name="P47">https://www.ebay.com/itm/164145915227</text:p>
          </table:table-cell>
        </table:table-row>
        <table:table-row>
          <table:table-cell table:style-name="Table1.A2" office:value-type="string">
            <text:p text:style-name="P46">Wire </text:p>
          </table:table-cell>
          <table:table-cell table:style-name="Table1.A2" office:value-type="string">
            <text:p text:style-name="P48">--</text:p>
          </table:table-cell>
          <table:table-cell table:style-name="Table1.C2" office:value-type="string">
            <text:p text:style-name="P63"><text:span text:style-name="T9">(USB cables for IMU </text:span><text:span text:style-name="T10">&amp; </text:span><text:span text:style-name="T9">motor controller; 1</text:span><text:span text:style-name="T10">4/16 AWG</text:span><text:span text:style-name="T9"> for install)</text:span></text:p>
          </table:table-cell>
        </table:table-row>
        <table:table-row table:style-name="Table1.19">
          <table:table-cell table:style-name="Table1.A2" office:value-type="string">
            <text:p text:style-name="P55">Total <text:span text:style-name="T1">(all options for wheel)</text:span></text:p>
          </table:table-cell>
          <table:table-cell table:style-name="Table1.A2" office:value-type="string">
            <text:p text:style-name="P56">$<text:span text:style-name="T39">164</text:span></text:p>
          </table:table-cell>
          <table:table-cell table:style-name="Table1.C2" office:value-type="string">
            <text:p text:style-name="P60"><text:span text:style-name="T11">Excludes cost of scrap wood for box, various hardware (bolts, screws, U-brackets, hose clamps), enclosure (be creative!), and cables.</text:span></text:p>
          </table:table-cell>
        </table:table-row>
        <table:table-row table:style-name="Table1.19">
          <table:table-cell table:style-name="Table1.A2" office:value-type="string">
            <text:p text:style-name="P57">Total (barebones with just ESP32, IBT-2, and IMU, <text:span text:style-name="T4">no drive motor, rudder sensor, or linkage</text:span>)</text:p>
          </table:table-cell>
          <table:table-cell table:style-name="Table1.A2" office:value-type="string">
            <text:p text:style-name="P58">$37</text:p>
          </table:table-cell>
          <table:table-cell table:style-name="Table1.C2" office:value-type="string">
            <text:p text:style-name="P57"><text:span text:style-name="T38">Assumes </text:span>you have your own motor and steering linkage. <text:span text:style-name="T38">A</text:span>ll control is via onboard wifi HTML interface. </text:p>
          </table:table-cell>
        </table:table-row>
      </table:table>
      <text:p text:style-name="P1"/>
      <text:p text:style-name="P5">Note: total cost could be cheaper if you are patient for parts to arrive from overseas.</text:p>
      <text:p text:style-name="P5"/>
      <text:p text:style-name="P6"/>
      <text:p text:style-name="P6"/>
      <text:p text:style-name="P6"/>
      <text:p text:style-name="P6"/>
      <text:p text:style-name="P8"><text:soft-page-break/>To build:</text:p>
      <text:p text:style-name="P6"/>
      <text:p text:style-name="P30">Motor Linkage:</text:p>
      <text:list xml:id="list1270517648" text:style-name="L2">
        <text:list-item>
          <text:p text:style-name="P9">Attach small gear from belt drive kit to the windshield wiper motor. I did this by using red threadlocker to fix a nut onto the bolt on the end of the motor output, then fitting the gear snugly around the nut. <text:s/>Fill the center gap with JB Weld and hold level while it cures. Drill a small hole through the gear and bolt shaft and tap in a small piece of steel wire as a set pin.</text:p>
        </text:list-item>
        <text:list-item>
          <text:p text:style-name="P15">Connect the incoming 12v power from the controller, + to green and – to the loose wire. On my motor, fast speed was green and slow speed was yellow. <text:span text:style-name="T22">Note: I used a 2-wire trailer connection from an auto parts store as a waterproof plug. </text:span></text:p>
        </text:list-item>
        <text:list-item>
          <text:p text:style-name="P10">Affix large gear from belt drive kit to the backside of your <text:span text:style-name="T40">steering </text:span>wheel using U-brackets.</text:p>
        </text:list-item>
      </text:list>
      <text:p text:style-name="P8"/>
      <text:p text:style-name="P35"><text:span text:style-name="T35">L</text:span><text:span text:style-name="T34">SM303</text:span><text:span text:style-name="T35"> IMU (compass):</text:span></text:p>
      <text:list xml:id="list553050320" text:style-name="L3">
        <text:list-item>
          <text:p text:style-name="P16"><text:span text:style-name="T26">Option 1: </text:span>Remote stashable compass:</text:p>
          <text:list>
            <text:list-item>
              <text:p text:style-name="P16">Cut both ends off of a USB cable <text:span text:style-name="T26">no longer than 2m</text:span>. Solder the wires from one end to VIN, GND, SDA, and SCL. </text:p>
            </text:list-item>
            <text:list-item>
              <text:p text:style-name="P16">On the other end of the USB cable, attach female header pins for connecting to the ESP32. The lazy route is to clip, splice, and heat shrink Dupont wires onto the USB wire ends. </text:p>
            </text:list-item>
            <text:list-item>
              <text:p text:style-name="P16">Glue the IMU to something you can <text:span text:style-name="T27">firmly </text:span>stick somewhere in the centerline area of the boat away from ferrous metals or electric fields. I used a tic-tac box.</text:p>
            </text:list-item>
          </text:list>
        </text:list-item>
        <text:list-item>
          <text:p text:style-name="P16">Option 2: direct attachment to ESP32</text:p>
          <text:list>
            <text:list-item>
              <text:p text:style-name="P18">Don’t use a USB cable at all. Solder dupont wires to the IMU, glue the IMU to a plastic strip glued to the underside of the ESP, and plug in the IMU to the ESP. <text:span text:style-name="T22">This w</text:span>hole arrangement fits inside a small prescription bottle. </text:p>
            </text:list-item>
          </text:list>
        </text:list-item>
      </text:list>
      <text:p text:style-name="P8"/>
      <text:p text:style-name="P19"><text:span text:style-name="T24">I</text:span><text:span text:style-name="T25">BT-2 motor controller</text:span><text:span text:style-name="T24">:</text:span></text:p>
      <text:list xml:id="list161348018176978" text:continue-numbering="true" text:style-name="L3">
        <text:list-item>
          <text:p text:style-name="P20">Decide where you want the controller relative to the motor/actuator and the ESP32 unit. The IBT-2 should not be right next to the compass or the electrical fields will interfere.</text:p>
        </text:list-item>
        <text:list-item>
          <text:p text:style-name="P20">Find a USB cable of appropriate length and cut off the heads. Expose the 4 wires on either end. </text:p>
        </text:list-item>
        <text:list-item>
          <text:p text:style-name="P20">Splice three female Dupont cables to the red wire in the USB cable. Splice one female Dupont wire to each of the other 3 USB cable wires.</text:p>
        </text:list-item>
        <text:list-item>
          <text:p text:style-name="P20">Connect the three red wires to VIN, L-EN, and R-EN. Connect black wire to GND and other two wires to LPWM and RPWM. </text:p>
        </text:list-item>
        <text:list-item>
          <text:p text:style-name="P20">Connect incoming 12V wire of at least 14AWG to the BATT +/- inputs</text:p>
        </text:list-item>
        <text:list-item>
          <text:p text:style-name="P20">Connect Motor +/- to motor or linear actuator. Polarity is reversible and doesn’t really matter.</text:p>
        </text:list-item>
      </text:list>
      <text:p text:style-name="P8"><text:span text:style-name="T23"/></text:p>
      <text:p text:style-name="P8"><text:span text:style-name="T23">ESP32 and components</text:span></text:p>
      <text:list xml:id="list390082940" text:style-name="L1">
        <text:list-item>
          <text:p text:style-name="P21"><text:span text:style-name="T15">Run a 12v line from your boat breaker panel to the 12v&gt;5v buck converter chip. Solder the +/- input to the input side of the buck converter. Cut the large head off a microUSB cable and expose the 4 wires inside. Connect the red and black wires to the +/- of the output pins on the buck converter. To waterproof this, I put a small piece of water hose over the connection and filled it with silicone. The microUSB male plugs into the ESP32.</text:span></text:p>
        </text:list-item>
        <text:list-item>
          <text:p text:style-name="P11">Cut a small rectangle out of a <text:span text:style-name="T26">hobby </text:span>breadboard and glue it to the underside of the ESP. This will be your power bus. <text:span text:style-name="T19">Connect the VIN and GND pins to the +/- sides of the bus using Dupont wires. This will supply 5v to all components. You could also use the 3.3V pin on the ESP32 if your specific components need the lower voltage. <text:s/></text:span></text:p>
        </text:list-item>
        <text:list-item>
          <text:p text:style-name="P22"><text:span text:style-name="T15">Connect your components to the ESP board as follows:</text:span></text:p>
          <text:list>
            <text:list-item>
              <text:p text:style-name="P22"><text:span text:style-name="T19">MPU9255 compass</text:span></text:p>
              <text:list>
                <text:list-item>
                  <text:p text:style-name="P22"><text:span text:style-name="T19">VIN = + bus</text:span></text:p>
                </text:list-item>
                <text:list-item>
                  <text:p text:style-name="P22"><text:soft-page-break/><text:span text:style-name="T19">GND = - bus</text:span></text:p>
                </text:list-item>
                <text:list-item>
                  <text:p text:style-name="P22"><text:span text:style-name="T19">SDA = pin 21 </text:span></text:p>
                </text:list-item>
                <text:list-item>
                  <text:p text:style-name="P22"><text:span text:style-name="T19">SCL = pin 22</text:span></text:p>
                </text:list-item>
              </text:list>
            </text:list-item>
            <text:list-item>
              <text:p text:style-name="P24">IBT-2 motor controller</text:p>
              <text:list>
                <text:list-item>
                  <text:p text:style-name="P24">VIN = + bus</text:p>
                </text:list-item>
                <text:list-item>
                  <text:p text:style-name="P24">GND = -bus</text:p>
                </text:list-item>
                <text:list-item>
                  <text:p text:style-name="P22"><text:span text:style-name="T19">L-EN = + bus (splice with VIN)</text:span></text:p>
                </text:list-item>
                <text:list-item>
                  <text:p text:style-name="P24">R-EN = + bus (<text:span text:style-name="T20">splice</text:span> with VIN)</text:p>
                </text:list-item>
                <text:list-item>
                  <text:p text:style-name="P24">LPWM = 32</text:p>
                </text:list-item>
                <text:list-item>
                  <text:p text:style-name="P24">RPWM = 33</text:p>
                </text:list-item>
                <text:list-item>
                  <text:p text:style-name="P24">Connect incoming 12V +/- and outgoing motor +/- where indicated</text:p>
                </text:list-item>
              </text:list>
            </text:list-item>
            <text:list-item>
              <text:p text:style-name="P25">Rudder sensor (optional but recommended <text:span text:style-name="T38">if you use a wiper motor or an actuator without end of travel stop switches. The actuator linked above has EoT switches.</text:span>)</text:p>
              <text:list>
                <text:list-item>
                  <text:p text:style-name="P25">VIN = + bus</text:p>
                </text:list-item>
                <text:list-item>
                  <text:p text:style-name="P25">GND = - bus</text:p>
                </text:list-item>
                <text:list-item>
                  <text:p text:style-name="P26"><text:span text:style-name="T20">SENS = pin 34</text:span></text:p>
                </text:list-item>
              </text:list>
            </text:list-item>
            <text:list-item>
              <text:p text:style-name="P17">LCD <text:span text:style-name="T26">screen</text:span> (optional)</text:p>
              <text:list>
                <text:list-item>
                  <text:p text:style-name="P23"><text:span text:style-name="T19">VIN = + bus</text:span></text:p>
                </text:list-item>
                <text:list-item>
                  <text:p text:style-name="P23"><text:span text:style-name="T19">GND = - bus</text:span></text:p>
                </text:list-item>
                <text:list-item>
                  <text:p text:style-name="P23"><text:span text:style-name="T19">SDA = pin 21 (splice with MPU9255 or designate additional SDA/SCL pins in code)</text:span></text:p>
                </text:list-item>
                <text:list-item>
                  <text:p text:style-name="P27"><text:span text:style-name="T19">SCL = pin 22 </text:span>(splice with MPU9255 or designate additional SDA/SCL pins in code)</text:p>
                </text:list-item>
              </text:list>
            </text:list-item>
            <text:list-item>
              <text:p text:style-name="P27">On/Off button (optional)</text:p>
              <text:list>
                <text:list-item>
                  <text:p text:style-name="P27">+ = pin 5</text:p>
                </text:list-item>
                <text:list-item>
                  <text:p text:style-name="P27">- = - bus</text:p>
                </text:list-item>
              </text:list>
            </text:list-item>
            <text:list-item>
              <text:p text:style-name="P27">IR receiver (optional)</text:p>
              <text:list>
                <text:list-item>
                  <text:p text:style-name="P27">VIN = + bus</text:p>
                </text:list-item>
                <text:list-item>
                  <text:p text:style-name="P27">GND = - bus</text:p>
                </text:list-item>
                <text:list-item>
                  <text:p text:style-name="P27">SENS (center) = pin 27</text:p>
                </text:list-item>
              </text:list>
            </text:list-item>
          </text:list>
        </text:list-item>
      </text:list>
      <text:p text:style-name="P7"><text:span text:style-name="T16"/></text:p>
      <text:p text:style-name="P7"><text:span text:style-name="T16"/></text:p>
      <text:p text:style-name="P29"><text:span text:style-name="T15">U</text:span>ploading the code to the ESP32</text:p>
      <text:list xml:id="list3477485764" text:style-name="L5">
        <text:list-item>
          <text:p text:style-name="P14">Download <text:span text:style-name="T37">and install </text:span>the Arduino IDE <text:span text:style-name="T37">software on your computer. </text:span></text:p>
        </text:list-item>
        <text:list-item>
          <text:p text:style-name="P32"><text:span text:style-name="T28">Install the ESP32 </text:span><text:span text:style-name="T31">boards and </text:span><text:span text:style-name="T28">libraries into the Arduino IDE. Here is a good tutorial: </text:span><text:a xlink:type="simple" xlink:href="https://randomnerdtutorials.com/installing-the-esp32-board-in-arduino-ide-windows-instructions/" text:style-name="Internet_20_link" text:visited-style-name="Visited_20_Internet_20_Link"><text:span text:style-name="T28">https://randomnerdtutorials.com/installing-the-esp32-board-in-arduino-ide-windows-instructions/</text:span></text:a><text:span text:style-name="T28"> </text:span></text:p>
        </text:list-item>
        <text:list-item>
          <text:p text:style-name="P34"><text:span text:style-name="T29">Make sure the following libraries are installed in your Arduino folder. Some can be added from within the IDE, while other</text:span><text:span text:style-name="T31">s</text:span><text:span text:style-name="T29"> have to be searched </text:span><text:span text:style-name="T31">on the web </text:span><text:span text:style-name="T29">and downloaded for manual installation </text:span><text:span text:style-name="T30">through the </text:span><text:span text:style-name="T18">Sketch&gt;Include Library&gt;from .zip</text:span><text:span text:style-name="T30"> menu option</text:span><text:span text:style-name="T29">. </text:span></text:p>
          <text:list>
            <text:list-item>
              <text:p text:style-name="P33">&lt;LiquidCrystal.h&gt;</text:p>
            </text:list-item>
            <text:list-item>
              <text:p text:style-name="P33">&lt;LiquidCrystal_I2C.h&gt;</text:p>
            </text:list-item>
            <text:list-item>
              <text:p text:style-name="P33">&lt;Wire.h&gt;</text:p>
            </text:list-item>
            <text:list-item>
              <text:p text:style-name="P33">&lt;Bounce2.h&gt; // use for red button toggle pilot on/off</text:p>
            </text:list-item>
            <text:list-item>
              <text:p text:style-name="P33">&lt;L3G.h&gt; // IMU compass</text:p>
            </text:list-item>
            <text:list-item>
              <text:p text:style-name="P33">&lt;BTS7960.h&gt; // IBT-2 motor controller library</text:p>
            </text:list-item>
            <text:list-item>
              <text:p text:style-name="P33"><text:s/>&lt;IRremote.h&gt; // infrared remote control</text:p>
            </text:list-item>
            <text:list-item>
              <text:p text:style-name="P33">&lt;LSM303.h&gt; // IMU compass</text:p>
            </text:list-item>
            <text:list-item>
              <text:p text:style-name="P33">&lt;WiFi.h&gt; </text:p>
            </text:list-item>
            <text:list-item>
              <text:p text:style-name="P33">&lt;AsyncTCP.h&gt; </text:p>
            </text:list-item>
            <text:list-item>
              <text:p text:style-name="P33">&lt;ESPAsyncWebServer.h&gt; </text:p>
            </text:list-item>
          </text:list>
        </text:list-item>
        <text:list-item>
          <text:p text:style-name="P14"><text:soft-page-break/>Connect the ESP32 to your computer using the USB cable <text:span text:style-name="T36">and select the board ESP32 devkit v1.</text:span></text:p>
        </text:list-item>
        <text:list-item>
          <text:p text:style-name="P28">Upload the autopilot sketch and hold the “Boot” pin on the ESP32 until it’s done. It will take a few minutes. </text:p>
        </text:list-item>
      </text:list>
      <text:p text:style-name="P31"><text:span text:style-name="T17"/></text:p>
      <text:p text:style-name="P31"><text:span text:style-name="T17"/></text:p>
      <text:p text:style-name="P31"><text:span text:style-name="T33">O</text:span><text:span text:style-name="T32">peration</text:span><text:span text:style-name="T16">:</text:span></text:p>
      <text:p text:style-name="P31"><text:span text:style-name="T16"/></text:p>
      <text:list xml:id="list574714624" text:style-name="L4">
        <text:list-item>
          <text:p text:style-name="P12"><text:span text:style-name="T15">T</text:span>urn on power to the ESP32 and after a moment, connect to the SSID of the autopilot (current password is “thereyouare”). Direct your browser to 192.168.4.1 to reach the pilot interface. Feel free to rename the SSID and password, located near the top of the main .ino file. </text:p>
          <text:p text:style-name="P12"/>
        </text:list-item>
        <text:list-item>
          <text:p text:style-name="P13">It’s an autopilot! Turn it on and tell it to go somewhere. </text:p>
          <text:p text:style-name="P13"/>
        </text:list-item>
        <text:list-item>
          <text:p text:style-name="P13"><text:span text:style-name="T41">The PID variables are tunable from within the HTML interface, but they reset every time you turn it on. To permanently change the default PID settings or magnetic variation offset, you need to change them in the main .ino file and reupload the arduino sketch to the ESP32.</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11T09:57:11.081000000</meta:creation-date>
    <dc:date>2023-03-27T16:13:46.395000000</dc:date>
    <meta:editing-duration>P20DT16M46S</meta:editing-duration>
    <meta:editing-cycles>32</meta:editing-cycles>
    <meta:generator>LibreOffice/6.3.3.2$Windows_X86_64 LibreOffice_project/a64200df03143b798afd1ec74a12ab50359878ed</meta:generator>
    <meta:document-statistic meta:table-count="1" meta:image-count="0" meta:object-count="0" meta:page-count="4" meta:paragraph-count="136" meta:word-count="1405" meta:character-count="7875" meta:non-whitespace-character-count="6644"/>
  </office:meta>
</office:document-meta>
</file>